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fo:color="#0366d6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586069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1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1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595.35pt" style:type="righ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595.35pt" style:type="righ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595.35pt" style:type="right"/>
          <style:tab-stop style:position="-5.40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595.35pt" style:type="right"/>
          <style:tab-stop style:position="-5.4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595.35pt" style:type="right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595.35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50.00%" fo:text-align="left"/>
    </style:style>
    <style:style style:name="P31" style:family="paragraph">
      <style:paragraph-properties fo:line-height="150.00%" fo:text-align="center"/>
    </style:style>
    <style:style style:name="P32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33" style:family="paragraph">
      <style:paragraph-properties fo:line-height="150.00%" fo:text-align="left"/>
    </style:style>
    <style:style style:name="P34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8333in solid #808080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101" style:family="table-cell">
      <style:table-cell-properties fo:border-top="0.008333in solid #808080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102" style:family="table-cell">
      <style:table-cell-properties fo:border-top="0.000000in solid #836967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103" style:family="table-cell">
      <style:table-cell-properties fo:border-top="0.000000in solid #836967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Row0102" style:family="table-row">
      <style:table-row-properties style:min-row-height="0.309722in"/>
    </style:style>
    <style:style style:name="TableCell010200" style:family="table-cell">
      <style:table-cell-properties fo:border-top="0.008333in solid #808080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201" style:family="table-cell">
      <style:table-cell-properties fo:border-top="0.000000in solid #836967" fo:border-left="0.008333in solid #808080" fo:border-right="0.000000in solid #836967" fo:border-bottom="0.008333in solid #808080" fo:padding-left="0.075000in" fo:padding-right="0.075000in" fo:vertical-align="top" fo:background-color="transparent"/>
    </style:style>
    <style:style style:name="TableCell010202" style:family="table-cell">
      <style:table-cell-properties fo:border-top="0.000000in solid #836967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63194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0417in"/>
    </style:style>
    <style:style style:name="TableColumn0204" style:family="table-column">
      <style:table-column-properties style:column-width="1.131250in"/>
    </style:style>
    <style:style style:name="TableColumn0205" style:family="table-column">
      <style:table-column-properties style:column-width="1.160417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43mm" svg:height="17.20mm" style:rel-width="scale" style:rel-height="scale"><draw:object-ole xlink:href="OleObj1"/><draw:image xlink:href="ObjectReplacements/OleObj1"/></draw:frame><text:span text:style-name="T2"/></text:p>
          </table:table-cell>
          <table:table-cell table:style-name="TableCell010001" table:number-rows-spanned="2">
            <text:p text:style-name="P2"><text:span text:style-name="T3">Control de versión Investigación de Tecnologías</text:span><text:span text:style-name="T4"/></text:p>
          </table:table-cell>
          <table:table-cell table:style-name="TableCell010002" table:number-columns-spanned="2">
            <text:p text:style-name="P2"><text:span text:style-name="T5">FCV DIT</text:span><text:span text:style-name="T6"/></text:p>
          </table:table-cell>
          <table:covered-table-cell/>
        </table:table-row>
        <table:table-row table:style-name="TableRow0101">
          <table:covered-table-cell>
            <text:p text:style-name="P5"><text:span text:style-name="T6"><text:s/></text:span></text:p>
          </table:covered-table-cell>
          <table:covered-table-cell>
            <text:p text:style-name="P5"><text:span text:style-name="T6"><text:s/></text:span></text:p>
          </table:covered-table-cell>
          <table:table-cell table:style-name="TableCell010102">
            <text:p text:style-name="P6"><text:span text:style-name="T7">Versión: 0</text:span><text:span text:style-name="T8"/></text:p>
          </table:table-cell>
          <table:table-cell table:style-name="TableCell010103">
            <text:p text:style-name="P6"><text:span text:style-name="T9">R-DIT_INST - 001</text:span><text:span text:style-name="T10"/></text:p>
          </table:table-cell>
        </table:table-row>
        <table:table-row table:style-name="TableRow0102">
          <table:covered-table-cell>
            <text:p text:style-name="P9"><text:span text:style-name="T10"><text:s/></text:span></text:p>
          </table:covered-table-cell>
          <table:table-cell table:style-name="TableCell010201">
            <text:p text:style-name="P10"><text:span text:style-name="T11">PROCESO:<text:s/></text:span><text:span text:style-name="T12">DIT - Investigaciones</text:span><text:span text:style-name="T13"/></text:p>
          </table:table-cell>
          <table:table-cell table:style-name="TableCell010202" table:number-columns-spanned="2">
            <text:p text:style-name="P10"><text:span text:style-name="T14">Página 1 de 1</text:span><text:span text:style-name="T15"/></text:p>
          </table:table-cell>
          <table:covered-table-cell/>
        </table:table-row>
      </table:table>
      <text:p text:style-name="P12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5"><text:span text:style-name="T16">Aplicativo:</text:span><text:span text:style-name="T17"/></text:p>
          </table:table-cell>
          <table:table-cell table:style-name="TableCell020001">
            <text:p text:style-name="P15"><text:span text:style-name="T18">Librería Sensor Proximidad</text:span><text:span text:style-name="T19"/></text:p>
          </table:table-cell>
          <table:table-cell table:style-name="TableCell020002">
            <text:p text:style-name="P15"><text:span text:style-name="T20">Versión:</text:span><text:span text:style-name="T21"/></text:p>
          </table:table-cell>
          <table:table-cell table:style-name="TableCell020003">
            <text:p text:style-name="P15"><text:span text:style-name="T22">1.0</text:span><text:span text:style-name="T23"/></text:p>
          </table:table-cell>
          <table:table-cell table:style-name="TableCell020004">
            <text:p text:style-name="P15"><text:span text:style-name="T24">Fecha:</text:span><text:span text:style-name="T25"/></text:p>
          </table:table-cell>
          <table:table-cell table:style-name="TableCell020005">
            <text:p text:style-name="P15"><text:span text:style-name="T26">31/03/2020</text:span><text:span text:style-name="T27"/></text:p>
          </table:table-cell>
        </table:table-row>
        <table:table-row table:style-name="TableRow0201">
          <table:table-cell table:style-name="TableCell020100" table:number-columns-spanned="2">
            <text:p text:style-name="P18"><text:span text:style-name="T28">Nombre del archivo fuente:</text:span><text:span text:style-name="T29"/></text:p>
          </table:table-cell>
          <table:covered-table-cell/>
          <table:table-cell table:style-name="TableCell020102" table:number-columns-spanned="4">
            <text:p text:style-name="P18"><text:span text:style-name="T30">ScanHSBFCV</text:span><text:span text:style-name="T31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0"><text:span text:style-name="T32">Ruta archivo fuente:</text:span><text:span text:style-name="T33"/></text:p>
          </table:table-cell>
          <table:covered-table-cell/>
          <table:table-cell table:style-name="TableCell020202" table:number-columns-spanned="4">
            <text:p text:style-name="P20"><text:a xlink:href="https://github.com/wisrovi/Hospital-smart-bracelet"><text:span text:style-name="T35">Hospital-smart-bracelet</text:span></text:a><text:span text:style-name="T36">/</text:span><text:a xlink:href="https://github.com/wisrovi/Hospital-smart-bracelet/tree/master/Baliza"><text:span text:style-name="T38">Baliza</text:span></text:a><text:span text:style-name="T39">/</text:span><text:a xlink:href="https://github.com/wisrovi/Hospital-smart-bracelet/tree/master/Baliza/Librerias Arduino"><text:span text:style-name="T41">Arduino</text:span></text:a><text:span text:style-name="T42">/librerias/</text:span><text:span text:style-name="T43">ScanHSBFCV</text:span><text:span text:style-name="T44">/</text:span><text:span text:style-name="T45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2"><text:span text:style-name="T46">Realizado por:</text:span><text:span text:style-name="T47"/></text:p>
          </table:table-cell>
          <table:covered-table-cell/>
          <table:table-cell table:style-name="TableCell020302" table:number-columns-spanned="4">
            <text:p text:style-name="P22"><text:span text:style-name="T48">Yhon edinson tolosa reyes</text:span><text:span text:style-name="T49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/></text:p>
            <text:p text:style-name="P24"><text:span text:style-name="T50">Resumen versión:</text:span><text:span text:style-name="T51"/></text:p>
          </table:table-cell>
          <table:covered-table-cell/>
          <table:table-cell table:style-name="TableCell020402" table:number-columns-spanned="4">
            <text:p text:style-name="P24"><text:span text:style-name="T51"/></text:p>
            <text:p text:style-name="P24"><text:span text:style-name="T52">Creación de la librería Arduino<text:s/></text:span><text:span text:style-name="T53">ScanHSBFCV</text:span><text:span text:style-name="T54">.h<text:s text:c="2"/>Esta librería se creó para la detectar Y realizar scan de las manillas enviando la informarcion a un servidor por metodo post utilizando el microcontrolador ESP32s</text:span></text:p>
            <text:p text:style-name="P24"><text:span text:style-name="T55"/></text:p>
            <text:p text:style-name="P24"><text:span text:style-name="T56">En el archivo<text:s/></text:span><text:span text:style-name="T57">ScanHSBFCV</text:span></text:p>
            <text:p text:style-name="P24"><text:span text:style-name="T58"/></text:p>
            <text:p text:style-name="P24"><text:span text:style-name="T59">ScanHSBFCV</text:span><text:span text:style-name="T60">.cpp</text:span><text:span text:style-name="T61"><text:s/>está la programación con las funciones que permiten definir la lectura de las manillas que se encuentren activas.</text:span></text:p>
            <text:p text:style-name="P24"><text:span text:style-name="T62"/></text:p>
            <text:p text:style-name="P24"><text:span text:style-name="T63">Librerías Externas:</text:span></text:p>
            <text:p text:style-name="P24"><text:span text:style-name="T64"/></text:p>
            <text:p text:style-name="P24"><text:span text:style-name="T64">#include &lt;HTTPClient.h&gt;</text:span></text:p>
            <text:p text:style-name="P24"><text:span text:style-name="T64">#include &lt;WiFi.h&gt;</text:span></text:p>
            <text:p text:style-name="P24"><text:span text:style-name="T64">#include &lt;DNSServer.h&gt;</text:span></text:p>
            <text:p text:style-name="P24"><text:span text:style-name="T64">#include &lt;WebServer.h&gt;</text:span></text:p>
            <text:p text:style-name="P24"><text:span text:style-name="T64">#include &lt;WiFiManager.h&gt;</text:span></text:p>
            <text:p text:style-name="P24"><text:span text:style-name="T64">#include &lt;Hash.h&gt;</text:span></text:p>
            <text:p text:style-name="P24"><text:span text:style-name="T64">#include &lt;AsyncTCP.h&gt;</text:span></text:p>
            <text:p text:style-name="P24"><text:span text:style-name="T64">#include &lt;ESPAsyncWebServer.h&gt;</text:span></text:p>
            <text:p text:style-name="P24"><text:span text:style-name="T64">#include &lt;AsyncElegantOTA.h&gt;</text:span></text:p>
            <text:p text:style-name="P24"><text:span text:style-name="T64">#include "BalizaHSBFCV.h"</text:span></text:p>
            <text:p text:style-name="P24"><text:span text:style-name="T64">#include "base64.h"</text:span></text:p>
            <text:p text:style-name="P24"><text:span text:style-name="T64">#include "Arduino.h"</text:span></text:p>
            <text:p text:style-name="P24"><text:span text:style-name="T64"/></text:p>
            <text:p text:style-name="P24"><text:span text:style-name="T65">Variables:</text:span></text:p>
            <text:p text:style-name="P24"><text:span text:style-name="T65"/></text:p>
            <text:p text:style-name="P24"><text:span text:style-name="T66"/></text:p>
            <text:p text:style-name="P24"><text:span text:style-name="T67">Funciones:</text:span></text:p>
            <text:p text:style-name="P24"><text:span text:style-name="T68"/></text:p>
            <text:p text:style-name="P24"><text:span text:style-name="T68"><text:s text:c="4"/>void enviarMensajePost();</text:span></text:p>
            <text:p text:style-name="P24"><text:span text:style-name="T68"/></text:p>
            <text:p text:style-name="P24"><text:span text:style-name="T68"/></text:p>
            <text:p text:style-name="P24"><text:span text:style-name="T68"><text:s text:c="4"/>void InitSystem();</text:span></text:p>
            <text:p text:style-name="P24"><text:span text:style-name="T68"/></text:p>
            <text:p text:style-name="P24"><text:span text:style-name="T68"/></text:p>
            <text:p text:style-name="P24"><text:span text:style-name="T68"><text:s text:c="4"/>String OTA();</text:span></text:p>
            <text:p text:style-name="P24"><text:span text:style-name="T68"/></text:p>
            <text:p text:style-name="P24"><text:span text:style-name="T68"/></text:p>
            <text:p text:style-name="P24"><text:span text:style-name="T69">En el archivo<text:s/></text:span><text:span text:style-name="T70">ScanHSBFCV</text:span><text:span text:style-name="T71">.h</text:span><text:span text:style-name="T72"><text:s/>se establecen las variables públicas y privadas de la librería.</text:span></text:p>
            <text:p text:style-name="P24"><text:span text:style-name="T73"/></text:p>
            <text:p text:style-name="P24"><text:span text:style-name="T74">public:</text:span></text:p>
            <text:p text:style-name="P24"><text:span text:style-name="T75"/></text:p>
            <text:p text:style-name="P24"><text:span text:style-name="T75"><text:s text:c="4"/>void enviarMensajePost();</text:span></text:p>
            <text:p text:style-name="P24"><text:span text:style-name="T75"><text:s text:c="4"/>void InitSystem();</text:span></text:p>
            <text:p text:style-name="P24"><text:span text:style-name="T75"><text:s text:c="4"/>String OTA();</text:span></text:p>
            <text:p text:style-name="P24"><text:span text:style-name="T75"/></text:p>
            <text:p text:style-name="P24"><text:span text:style-name="T75"/></text:p>
            <text:p text:style-name="P24"><text:span text:style-name="T76">En el archivo<text:s/></text:span><text:span text:style-name="T77">Scan_HSB_FCV.ino</text:span><text:span text:style-name="T78"><text:s/>es el archivo principal donde se trabajan los archivos .cpp y .h creados anteriormente.</text:span></text:p>
            <text:p text:style-name="P24"><text:span text:style-name="T79"/></text:p>
            <text:p text:style-name="P24"><text:span text:style-name="T80">Librerías:</text:span></text:p>
            <text:p text:style-name="P24"><text:span text:style-name="T81"/></text:p>
            <text:p text:style-name="P24"><text:span text:style-name="T81">#include "</text:span><text:span text:style-name="T82">ScanHSBFCV.h"</text:span><text:span text:style-name="T83"/></text:p>
            <text:p text:style-name="P24"><text:span text:style-name="T83"/></text:p>
            <text:p text:style-name="P24"><text:span text:style-name="T84">Variables:</text:span></text:p>
            <text:p text:style-name="P24"><text:span text:style-name="T85"/></text:p>
            <text:p text:style-name="P24"><text:span text:style-name="T85"/></text:p>
            <text:p text:style-name="P24"><text:span text:style-name="T86">Constructor:</text:span></text:p>
            <text:p text:style-name="P24"><text:span text:style-name="T87"/></text:p>
            <text:p text:style-name="P24"><text:span text:style-name="T87">ScanHSBFCV scanhsbfcv;</text:span></text:p>
            <text:p text:style-name="P24"><text:span text:style-name="T87"/></text:p>
            <text:p text:style-name="P24"><text:span text:style-name="T87"/></text:p>
            <text:p text:style-name="P24"><text:span text:style-name="T88">Funciones:</text:span></text:p>
            <text:p text:style-name="P24"><text:span text:style-name="T89"/></text:p>
            <text:p text:style-name="P24"><text:span text:style-name="T90"/></text:p>
            <text:p text:style-name="P24"><text:span text:style-name="T91"/></text:p>
            <text:p text:style-name="P24"><text:span text:style-name="T91"/></text:p>
            <text:p text:style-name="P24"><text:span text:style-name="T91"/></text:p>
            <text:p text:style-name="P24"><text:span text:style-name="T92"/></text:p>
            <text:p text:style-name="P24"><text:span text:style-name="T93"/></text:p>
            <text:p text:style-name="P24"><text:span text:style-name="T93"/></text:p>
            <text:p text:style-name="P24"><text:span text:style-name="T93"/></text:p>
            <text:p text:style-name="P24"><text:span text:style-name="T94">El archivo<text:s/></text:span><text:span text:style-name="T95">keywords.txt</text:span><text:span text:style-name="T96"><text:s/>define el color de las variables de la siguiente forma:</text:span></text:p>
            <text:p text:style-name="P24"><text:span text:style-name="T97"/></text:p>
            <text:p text:style-name="P24"><text:span text:style-name="T97">ScanHSBFCV KEYWORD1</text:span></text:p>
            <text:p text:style-name="P24"><text:span text:style-name="T97">enviarMensajePost KEYWORD2</text:span></text:p>
            <text:p text:style-name="P24"><text:span text:style-name="T97">InitSystem KEYWORD2</text:span></text:p>
            <text:p text:style-name="P24"><text:span text:style-name="T97">OTA KEYWORD2</text:span></text:p>
            <text:p text:style-name="P24"><text:span text:style-name="T97"/></text:p>
            <text:p text:style-name="P24"><text:span text:style-name="T98">El archivo<text:s/></text:span><text:span text:style-name="T99">library.properties </text:span></text:p>
            <text:p text:style-name="P24"><text:span text:style-name="T100"><text:s text:c="4"/></text:span></text:p>
            <text:p text:style-name="P24"><text:span text:style-name="T101">name=ScanHSBFCV</text:span></text:p>
            <text:p text:style-name="P24"><text:span text:style-name="T101">version=1.0</text:span></text:p>
            <text:p text:style-name="P24"><text:span text:style-name="T101">author=FCV</text:span></text:p>
            <text:p text:style-name="P24"><text:span text:style-name="T101">maintainer=FCV</text:span></text:p>
            <text:p text:style-name="P24"><text:span text:style-name="T101">sentence=library for Scan iBeacon with BLE HM10</text:span></text:p>
            <text:p text:style-name="P24"><text:span text:style-name="T101">paragraph=library for Scan iBeacon with BLE HM10</text:span></text:p>
            <text:p text:style-name="P24"><text:span text:style-name="T101">category=Comunication</text:span></text:p>
            <text:p text:style-name="P24"><text:span text:style-name="T101">url=</text:span><text:a xlink:href="http://www.fcv.org"><text:span text:style-name="T102">www.fcv.org</text:span></text:a><text:span text:style-name="T103"/></text:p>
            <text:p text:style-name="P24"><text:span text:style-name="T103">architectures=*</text:span></text:p>
            <text:p text:style-name="P24"><text:span text:style-name="T103">depends=Arduino.h, HTTPClient.h, WiFi.h, DNSServer.h, WebServer.h, WiFiManager.h, Hash.h, AsyncTCP.h, ESPAsyncWebServer.h, AsyncElegantOTA.h, BalizaHSBFCV.h, base64.h</text:span></text:p>
            <text:p text:style-name="P24"><text:span text:style-name="T103"/></text:p>
            <text:p text:style-name="P24"><text:span text:style-name="T104">El archivo<text:s/></text:span><text:span text:style-name="T105">README.md<text:s/></text:span><text:span text:style-name="T106">establece la compatibilidad de la librería con el microcontrolador ESP32s</text:span></text:p>
            <text:p text:style-name="P24"><text:span text:style-name="T107"/></text:p>
            <text:p text:style-name="P24"><text:span text:style-name="T107"/></text:p>
            <text:p text:style-name="P24"><text:span text:style-name="T107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26"><text:span text:style-name="T108">Archivos modificados:</text:span><text:span text:style-name="T109"/></text:p>
          </table:table-cell>
          <table:covered-table-cell/>
          <table:table-cell table:style-name="TableCell020502" table:number-columns-spanned="4">
            <text:p text:style-name="P26"><text:span text:style-name="T110">N.A.</text:span><text:span text:style-name="T111"/></text:p>
          </table:table-cell>
          <table:covered-table-cell/>
          <table:covered-table-cell/>
          <table:covered-table-cell/>
        </table:table-row>
      </table:table>
      <text:p text:style-name="P28"><text:span text:style-name="T111"/></text:p>
      <text:p text:style-name="P28"><text:span text:style-name="T111"/></text:p>
      <text:p text:style-name="P28"><text:span text:style-name="T111"/></text:p>
      <text:p text:style-name="P29"><text:span text:style-name="T111"/></text:p>
      <text:p text:style-name="P30"><text:span text:style-name="T112">Elaborado Por:</text:span></text:p>
      <text:p text:style-name="P30"><text:span text:style-name="T113"/></text:p>
      <text:p text:style-name="P30"><text:span text:style-name="T113"/></text:p>
      <text:p text:style-name="P31"><text:span text:style-name="T114"><text:s text:c="4"/></text:span><text:span text:style-name="T115">_Cesar Augusto Figueroa Bayona<text:s text:c="2"/></text:span><text:span text:style-name="T116"><text:s text:c="18"/></text:span></text:p>
      <text:p text:style-name="P31"><text:span text:style-name="T116">Investigador en Tecnologías<text:s text:c="34"/></text:span></text:p>
      <text:p text:style-name="P32"><text:span text:style-name="T116">Aprobado Por:<text:tab/></text:span></text:p>
      <text:p text:style-name="P33"><text:span text:style-name="T117"/></text:p>
      <text:p text:style-name="P33"><text:span text:style-name="T117"/></text:p>
      <text:p text:style-name="P33"><text:span text:style-name="T118"><text:s text:c="9"/>______________________________</text:span></text:p>
      <text:p text:style-name="P34"><text:span text:style-name="T118">Director Infraestructura Tecnológic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